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ublicationManagerImpl.getPublication( DocumentFactory factory ,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ublicationManagerImpl.PublicationManag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ublicationManagerImpl.addPublication( String pub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ublicationManagerImpl.getId2confi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ublicationManagerImpl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ManagerImpl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ublicationManagerImpl.getServl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ublicationManagerImpl.getPublicationI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ublicationManagerImpl.getPublications( DocumentFactory 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ublicationManagerImpl.accep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